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99336a" officeooo:paragraph-rsid="0099336a"/>
    </style:style>
    <style:style style:name="P2" style:family="paragraph" style:parent-style-name="Standard">
      <style:paragraph-properties fo:text-align="start" style:justify-single-word="false"/>
      <style:text-properties officeooo:rsid="0099336a" officeooo:paragraph-rsid="0099336a"/>
    </style:style>
    <style:style style:name="P3" style:family="paragraph" style:parent-style-name="Standard">
      <style:paragraph-properties fo:text-align="start" style:justify-single-word="false"/>
      <style:text-properties officeooo:rsid="0099336a" officeooo:paragraph-rsid="00a5a7c3"/>
    </style:style>
    <style:style style:name="P4" style:family="paragraph" style:parent-style-name="Standard">
      <style:paragraph-properties fo:text-align="start" style:justify-single-word="false"/>
      <style:text-properties officeooo:rsid="0099336a" officeooo:paragraph-rsid="00a7a2e6"/>
    </style:style>
    <style:style style:name="P5" style:family="paragraph" style:parent-style-name="Standard">
      <style:paragraph-properties fo:text-align="start" style:justify-single-word="false"/>
      <style:text-properties officeooo:rsid="0099336a" officeooo:paragraph-rsid="00aaed0d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20pt" officeooo:rsid="0099336a" officeooo:paragraph-rsid="00c265d5" style:font-name-asian="AR PL UKai HK" style:font-size-asian="20pt" style:font-size-complex="20pt"/>
    </style:style>
    <style:style style:name="P7" style:family="paragraph" style:parent-style-name="Title">
      <style:paragraph-properties fo:text-align="start" style:justify-single-word="false"/>
      <style:text-properties fo:font-size="32pt" officeooo:rsid="0099336a" officeooo:paragraph-rsid="00baa702" style:font-name-asian="AR PL UKai HK" style:font-size-asian="32pt" style:font-size-complex="3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真假民主之博弈</text:p>
      <text:p text:style-name="P1"/>
      <text:p text:style-name="P1"/>
      <text:p text:style-name="P6">安心寫寫代碼</text:p>
      <text:p text:style-name="P6">阿斯蒂芬離開</text:p>
      <text:p text:style-name="P6">啊世界裏科技</text:p>
      <text:p text:style-name="P6"><text:s/>奧斯卡打飛機</text:p>
      <text:p text:style-name="P6">沙拉醬</text:p>
      <text:p text:style-name="P6">發丟臉看見</text:p>
      <text:p text:style-name="P6">】阿里瘋狂j啊了看見啊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22:28:07.203284646</meta:creation-date>
    <meta:generator>LibreOffice/6.0.7.3$Linux_X86_64 LibreOffice_project/00m0$Build-3</meta:generator>
    <dc:date>2022-02-05T14:13:10.504337817</dc:date>
    <meta:editing-duration>PT12H6M27S</meta:editing-duration>
    <meta:editing-cycles>108</meta:editing-cycles>
    <meta:document-statistic meta:table-count="0" meta:image-count="0" meta:object-count="0" meta:page-count="1" meta:paragraph-count="8" meta:word-count="50" meta:character-count="51" meta:non-whitespace-character-count="50"/>
  </office:meta>
</office:document-meta>
</file>